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22" draw:style-name="gr1" draw:text-style-name="P1" svg:width="0.8441in" svg:height="0.4067in" svg:x="0.0299in" svg:y="3.2138in"><text:p text:style-name="P1">name</text:p></draw:ellipse><draw:ellipse text:anchor-type="paragraph" draw:z-index="21" draw:style-name="gr1" draw:text-style-name="P3" svg:width="1.0524in" svg:height="0.4067in" svg:x="-0.0016in" svg:y="2.6409in"><text:p text:style-name="P3"><text:span text:style-name="T2">password</text:span></text:p></draw:ellipse><draw:line text:anchor-type="paragraph" draw:z-index="19" draw:style-name="gr2" draw:text-style-name="P1" svg:x1="6.0717in" svg:y1="1.2453in" svg:x2="5.5819in" svg:y2="1.1618in"><text:p/></draw:line><draw:line text:anchor-type="paragraph" draw:z-index="18" draw:style-name="gr2" draw:text-style-name="P1" svg:x1="6.0717in" svg:y1="0.8701in" svg:x2="5.5819in" svg:y2="0.9846in"><text:p/></draw:line><draw:line text:anchor-type="paragraph" draw:z-index="17" draw:style-name="gr2" draw:text-style-name="P1" svg:x1="5.8839in" svg:y1="0.4118in" svg:x2="5.5819in" svg:y2="0.8701in"><text:p/></draw:line><draw:line text:anchor-type="paragraph" draw:z-index="16" draw:style-name="gr2" draw:text-style-name="P1" svg:x1="5.2276in" svg:y1="0.422in" svg:x2="5.1547in" svg:y2="0.8701in"><text:p/></draw:line><draw:ellipse text:anchor-type="paragraph" draw:z-index="15" draw:style-name="gr1" draw:text-style-name="P1" svg:width="0.8441in" svg:height="0.365in" svg:x="6.0717in" svg:y="1.1098in"><text:p text:style-name="P1">rating</text:p></draw:ellipse><draw:ellipse text:anchor-type="paragraph" draw:z-index="14" draw:style-name="gr1" draw:text-style-name="P1" svg:width="0.8441in" svg:height="0.365in" svg:x="6.0717in" svg:y="0.6516in"><text:p text:style-name="P1">price</text:p></draw:ellipse><draw:ellipse text:anchor-type="paragraph" draw:z-index="13" draw:style-name="gr1" draw:text-style-name="P1" svg:width="1.0524in" svg:height="0.4795in" svg:x="5.8008in" svg:y="0.0472in"><text:p text:style-name="P1">seat_Capacity</text:p></draw:ellipse><draw:ellipse text:anchor-type="paragraph" draw:z-index="12" draw:style-name="gr1" draw:text-style-name="P2" svg:width="0.8441in" svg:height="0.365in" svg:x="4.8425in" svg:y="0.0575in"><text:p text:style-name="P1"><text:span text:style-name="T1">theater_ID</text:span></text:p></draw:ellipse><draw:rect text:anchor-type="paragraph" draw:z-index="11" draw:style-name="gr1" draw:text-style-name="P1" svg:width="1.0421in" svg:height="0.365in" svg:x="4.5402in" svg:y="0.8701in"><text:p text:style-name="P1">Theater</text:p></draw:rect><draw:line text:anchor-type="paragraph" draw:z-index="10" draw:style-name="gr2" draw:text-style-name="P1" svg:x1="2.1756in" svg:y1="0.4953in" svg:x2="2.1028in" svg:y2="1.0055in"><text:p/></draw:line><draw:line text:anchor-type="paragraph" draw:z-index="9" draw:style-name="gr2" draw:text-style-name="P1" svg:x1="1.5091in" svg:y1="0.3701in" svg:x2="1.5091in" svg:y2="1.0055in"><text:p/></draw:line><draw:line text:anchor-type="paragraph" draw:z-index="8" draw:style-name="gr2" draw:text-style-name="P1" svg:x1="0.7484in" svg:y1="0.422in" svg:x2="1.363in" svg:y2="1.0055in"><text:p/></draw:line><draw:line text:anchor-type="paragraph" draw:z-index="7" draw:style-name="gr2" draw:text-style-name="P1" svg:x1="0.8425in" svg:y1="0.9744in" svg:x2="1.3634in" svg:y2="1.0996in"><text:p/></draw:line><draw:line text:anchor-type="paragraph" draw:z-index="6" draw:style-name="gr2" draw:text-style-name="P1" svg:x1="0.8528in" svg:y1="1.4535in" svg:x2="1.363in" svg:y2="1.3181in"><text:p/></draw:line><draw:ellipse text:anchor-type="paragraph" draw:z-index="5" draw:style-name="gr1" draw:text-style-name="P1" svg:width="0.8441in" svg:height="0.365in" svg:x="0.0091in" svg:y="1.3283in"><text:p text:style-name="P1">seat_No</text:p></draw:ellipse><draw:ellipse text:anchor-type="paragraph" draw:z-index="4" draw:style-name="gr1" draw:text-style-name="P1" svg:width="0.8441in" svg:height="0.365in" svg:x="-0.0016in" svg:y="0.7972in"><text:p text:style-name="P1">show_ID</text:p></draw:ellipse><draw:ellipse text:anchor-type="paragraph" draw:z-index="3" draw:style-name="gr1" draw:text-style-name="P1" svg:width="1.0315in" svg:height="0.4378in" svg:x="1.7693in" svg:y="0.0575in"><text:p text:style-name="P1">customer_ID</text:p></draw:ellipse><draw:ellipse text:anchor-type="paragraph" draw:z-index="2" draw:style-name="gr1" draw:text-style-name="P1" svg:width="0.8441in" svg:height="0.365in" svg:x="0.811in" svg:y="0.0681in"><text:p text:style-name="P1">price</text:p></draw:ellipse><draw:ellipse text:anchor-type="paragraph" draw:z-index="1" draw:style-name="gr1" draw:text-style-name="P2" svg:width="0.7504in" svg:height="0.313in" svg:x="-0.0016in" svg:y="0.2866in"><text:p text:style-name="P1"><text:span text:style-name="T1">ticket_ID</text:span></text:p></draw:ellipse><draw:rect text:anchor-type="paragraph" draw:z-index="0" draw:style-name="gr1" draw:text-style-name="P1" svg:width="1.0421in" svg:height="0.365in" svg:x="1.3634in" svg:y="1.0055in"><text:p text:style-name="P1">Ticket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66" draw:style-name="gr2" draw:text-style-name="P1" svg:x1="3.3217in" svg:y1="0.9744in" svg:x2="4.5406in" svg:y2="0.0846in"><text:p/></draw:line></text:p>
      <text:p text:style-name="Standard"><draw:line text:anchor-type="paragraph" draw:z-index="62" draw:style-name="gr2" draw:text-style-name="P1" svg:x1="1.9047in" svg:y1="0.0283in" svg:x2="1.915in" svg:y2="0.7783in"><text:p/></draw:line></text:p>
      <text:p text:style-name="Standard"/>
      <text:p text:style-name="Standard"/>
      <text:p text:style-name="Standard"><draw:ellipse text:anchor-type="paragraph" draw:z-index="73" draw:style-name="gr1" draw:text-style-name="P2" svg:width="1.0524in" svg:height="0.4067in" svg:x="0.0193in" svg:y="0.0264in"><text:p text:style-name="P1"><text:span text:style-name="T1">user_Name</text:span></text:p></draw:ellipse></text:p>
      <text:p text:style-name="Standard"><draw:ellipse text:anchor-type="paragraph" draw:z-index="27" draw:style-name="gr1" draw:text-style-name="P2" svg:width="1.0524in" svg:height="0.4067in" svg:x="5.8839in" svg:y="0.1264in"><text:p text:style-name="P1"><text:span text:style-name="T1">show_ID</text:span></text:p></draw:ellipse><draw:custom-shape text:anchor-type="paragraph" draw:z-index="61" draw:style-name="gr4" svg:width="0.9378in" svg:height="0.5524in" svg:x="1.4465in" svg:y="0.0118in"><text:p text:style-name="P1">buy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4" draw:style-name="gr4" svg:width="0.9378in" svg:height="0.5524in" svg:x="2.8736in" svg:y="0.0161in"><text:p text:style-name="P1">runs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4" draw:style-name="gr2" draw:text-style-name="P1" svg:x1="0.9882in" svg:y1="0.1307in" svg:x2="1.5043in" svg:y2="1.3972in"><text:p/></draw:line></text:p>
      <text:p text:style-name="Standard"><draw:line text:anchor-type="paragraph" draw:z-index="38" draw:style-name="gr2" draw:text-style-name="P1" svg:x1="5.8839in" svg:y1="0.1744in" svg:x2="5.4882in" svg:y2="1.1953in"><text:p/></draw:line></text:p>
      <text:p text:style-name="Standard"><draw:line text:anchor-type="paragraph" draw:z-index="63" draw:style-name="gr2" draw:text-style-name="P1" svg:x1="1.9047in" svg:y1="0.1807in" svg:x2="1.8945in" svg:y2="1.0142in"><text:p/></draw:line><draw:line text:anchor-type="paragraph" draw:z-index="65" draw:style-name="gr2" draw:text-style-name="P1" svg:x1="3.3213in" svg:y1="0.1846in" svg:x2="3.2484in" svg:y2="2.3866in"><text:p/></draw:line></text:p>
      <text:p text:style-name="Standard"><draw:ellipse text:anchor-type="paragraph" draw:z-index="28" draw:style-name="gr1" draw:text-style-name="P1" svg:width="0.8441in" svg:height="0.4067in" svg:x="6.061in" svg:y="0.0098in"><text:p text:style-name="P1">date</text:p></draw:ellipse></text:p>
      <text:p text:style-name="Standard"><draw:line text:anchor-type="paragraph" draw:z-index="33" draw:style-name="gr2" draw:text-style-name="P1" svg:x1="0.9362in" svg:y1="0.0783in" svg:x2="1.1862in" svg:y2="0.6303in"><text:p/></draw:line><draw:line text:anchor-type="paragraph" draw:z-index="39" draw:style-name="gr2" draw:text-style-name="P1" svg:x1="6.061in" svg:y1="0.0264in" svg:x2="5.561in" svg:y2="0.6201in"><text:p/></draw:line></text:p>
      <text:p text:style-name="Standard"><draw:ellipse text:anchor-type="paragraph" draw:z-index="29" draw:style-name="gr1" draw:text-style-name="P1" svg:width="0.8441in" svg:height="0.4067in" svg:x="6.0717in" svg:y="0.1366in"><text:p text:style-name="P1">slot</text:p></draw:ellipse></text:p>
      <text:p text:style-name="Standard"><draw:line text:anchor-type="paragraph" draw:z-index="40" draw:style-name="gr2" draw:text-style-name="P1" svg:x1="6.0713in" svg:y1="0.1327in" svg:x2="5.561in" svg:y2="0.3098in"><text:p/></draw:line></text:p>
      <text:p text:style-name="Standard"><draw:rect text:anchor-type="paragraph" draw:z-index="20" draw:style-name="gr1" draw:text-style-name="P1" svg:width="1.198in" svg:height="0.3858in" svg:x="1.1862in" svg:y="0.0555in"><text:p text:style-name="P1">Customer</text:p></draw:rect><draw:rect text:anchor-type="paragraph" draw:z-index="26" draw:style-name="gr1" draw:text-style-name="P1" svg:width="1.198in" svg:height="0.3858in" svg:x="4.3634in" svg:y="0.0453in"><text:p text:style-name="P1">Show</text:p></draw:rect><draw:line text:anchor-type="paragraph" draw:z-index="34" draw:style-name="gr2" draw:text-style-name="P1" svg:x1="0.8736in" svg:y1="0.0138in" svg:x2="1.1862in" svg:y2="0.1492in"><text:p/></draw:line></text:p>
      <text:p text:style-name="Standard"><draw:ellipse text:anchor-type="paragraph" draw:z-index="23" draw:style-name="gr1" draw:text-style-name="P1" svg:width="0.8441in" svg:height="0.365in" svg:x="0.0091in" svg:y="0.0618in"><text:p text:style-name="P1">age</text:p></draw:ellipse><draw:ellipse text:anchor-type="paragraph" draw:z-index="30" draw:style-name="gr1" draw:text-style-name="P1" svg:width="1.0941in" svg:height="0.4732in" svg:x="5.8319in" svg:y="0.0681in"><text:p text:style-name="P1">seat_Capacity</text:p></draw:ellipse><draw:line text:anchor-type="paragraph" draw:z-index="41" draw:style-name="gr2" draw:text-style-name="P1" svg:x1="5.9154in" svg:y1="0.1764in" svg:x2="5.561in" svg:y2="0.0098in"><text:p/></draw:line><draw:line text:anchor-type="paragraph" draw:z-index="42" draw:style-name="gr2" draw:text-style-name="P1" svg:x1="6.0193in" svg:y1="0.6366in" svg:x2="5.561in" svg:y2="0.1764in"><text:p/></draw:line></text:p>
      <text:p text:style-name="Standard"><draw:line text:anchor-type="paragraph" draw:z-index="35" draw:style-name="gr2" draw:text-style-name="P1" svg:x1="0.8528in" svg:y1="0.0575in" svg:x2="1.1862in" svg:y2="0.0055in"><text:p/></draw:line><draw:line text:anchor-type="paragraph" draw:z-index="36" draw:style-name="gr2" draw:text-style-name="P1" svg:x1="0.8528in" svg:y1="0.4327in" svg:x2="1.2902in" svg:y2="0.0575in"><text:p/></draw:line><draw:line text:anchor-type="paragraph" draw:z-index="37" draw:style-name="gr2" draw:text-style-name="P1" svg:x1="0.811in" svg:y1="0.8594in" svg:x2="1.3736in" svg:y2="0.0575in"><text:p/></draw:line><draw:line text:anchor-type="paragraph" draw:z-index="43" draw:style-name="gr2" draw:text-style-name="P1" svg:x1="5.811in" svg:y1="1.3283in" svg:x2="5.5091in" svg:y2="0.0472in"><text:p/></draw:line><draw:line text:anchor-type="paragraph" draw:z-index="69" draw:style-name="gr2" draw:text-style-name="P1" svg:x1="4.6654in" svg:y1="0.0472in" svg:x2="4.6965in" svg:y2="0.5472in"><text:p/></draw:line><draw:line text:anchor-type="paragraph" draw:z-index="71" draw:style-name="gr2" draw:text-style-name="P1" svg:x1="2.0087in" svg:y1="0.0575in" svg:x2="1.9984in" svg:y2="0.5075in"><text:p/></draw:line><draw:line text:anchor-type="paragraph" draw:z-index="76" draw:style-name="gr2" draw:text-style-name="P1" svg:x1="0.811in" svg:y1="1.3177in" svg:x2="1.5874in" svg:y2="0.0575in"><text:p/></draw:line></text:p>
      <text:p text:style-name="Standard"><draw:ellipse text:anchor-type="paragraph" draw:z-index="24" draw:style-name="gr1" draw:text-style-name="P1" svg:width="0.8441in" svg:height="0.365in" svg:x="0.0091in" svg:y="0.1264in"><text:p text:style-name="P1">gender</text:p></draw:ellipse></text:p>
      <text:p text:style-name="Standard"><draw:ellipse text:anchor-type="paragraph" draw:z-index="31" draw:style-name="gr1" draw:text-style-name="P1" svg:width="1.198in" svg:height="0.498in" svg:x="5.7173in" svg:y="0.0618in"><text:p text:style-name="P1">seat_Occupancy</text:p></draw:ellipse><draw:custom-shape text:anchor-type="paragraph" draw:z-index="67" draw:style-name="gr4" svg:width="0.9378in" svg:height="0.5524in" svg:x="4.2484in" svg:y="0.1638in"><text:p text:style-name="P1">show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0" draw:style-name="gr4" svg:width="0.9378in" svg:height="0.5524in" svg:x="1.5402in" svg:y="0.1244in"><text:p text:style-name="P1">watch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ellipse text:anchor-type="paragraph" draw:z-index="25" draw:style-name="gr3" draw:text-style-name="P1" svg:width="0.8441in" svg:height="0.365in" svg:x="0.0299in" svg:y="0.1807in"><text:p text:style-name="P1">contact</text:p></draw:ellipse></text:p>
      <text:p text:style-name="Standard"><draw:line text:anchor-type="paragraph" draw:z-index="68" draw:style-name="gr2" draw:text-style-name="P1" svg:x1="3.8945in" svg:y1="0.2787in" svg:x2="4.2488in" svg:y2="0.0516in"><text:p/></draw:line><draw:line text:anchor-type="paragraph" draw:z-index="72" draw:style-name="gr2" draw:text-style-name="P1" svg:x1="2.3528in" svg:y1="0.072in" svg:x2="2.6965in" svg:y2="0.2783in"><text:p/></draw:line></text:p>
      <text:p text:style-name="Standard"><draw:ellipse text:anchor-type="paragraph" draw:z-index="32" draw:style-name="gr1" draw:text-style-name="P1" svg:width="1.0941in" svg:height="0.4732in" svg:x="5.811in" svg:y="0.0807in"><text:p text:style-name="P1">movie_ID</text:p></draw:ellipse><draw:ellipse text:anchor-type="paragraph" draw:z-index="45" draw:style-name="gr1" draw:text-style-name="P2" svg:width="1.0524in" svg:height="0.4067in" svg:x="0.0091in" svg:y="0.839in"><text:p text:style-name="P1"><text:span text:style-name="T1">movie_ID</text:span></text:p></draw:ellipse><draw:ellipse text:anchor-type="paragraph" draw:z-index="46" draw:style-name="gr3" draw:text-style-name="P1" svg:width="0.9689in" svg:height="0.4461in" svg:x="0.0402in" svg:y="1.4429in"><text:p text:style-name="P1">movie_Name</text:p></draw:ellipse><draw:ellipse text:anchor-type="paragraph" draw:z-index="47" draw:style-name="gr3" draw:text-style-name="P1" svg:width="1.0524in" svg:height="0.4815in" svg:x="0.4882in" svg:y="2.0972in"><text:p text:style-name="P1">director</text:p></draw:ellipse><draw:ellipse text:anchor-type="paragraph" draw:z-index="48" draw:style-name="gr3" draw:text-style-name="P1" svg:width="0.8441in" svg:height="0.365in" svg:x="1.6654in" svg:y="2.5661in"><text:p text:style-name="P1">language</text:p></draw:ellipse><draw:ellipse text:anchor-type="paragraph" draw:z-index="49" draw:style-name="gr3" draw:text-style-name="P1" svg:width="1.0835in" svg:height="0.5024in" svg:x="2.6445in" svg:y="2.7638in"><text:p text:style-name="P1">opening_Date</text:p></draw:ellipse><draw:ellipse text:anchor-type="paragraph" draw:z-index="50" draw:style-name="gr3" draw:text-style-name="P1" svg:width="0.8441in" svg:height="0.365in" svg:x="5.1654in" svg:y="2.3264in"><text:p text:style-name="P1">response</text:p></draw:ellipse><draw:ellipse text:anchor-type="paragraph" draw:z-index="51" draw:style-name="gr3" draw:text-style-name="P1" svg:width="1.0213in" svg:height="0.5441in" svg:x="3.9154in" svg:y="2.6181in"><text:p text:style-name="P1">closing_Date</text:p></draw:ellipse><draw:ellipse text:anchor-type="paragraph" draw:z-index="52" draw:style-name="gr3" draw:text-style-name="P1" svg:width="0.8441in" svg:height="0.365in" svg:x="6.0091in" svg:y="1.889in"><text:p text:style-name="P1">theater_ID</text:p></draw:ellipse><draw:line text:anchor-type="paragraph" draw:z-index="53" draw:style-name="gr2" draw:text-style-name="P1" svg:x1="1.061in" svg:y1="0.9949in" svg:x2="2.6965in" svg:y2="0.2866in"><text:p/></draw:line><draw:line text:anchor-type="paragraph" draw:z-index="54" draw:style-name="gr2" draw:text-style-name="P1" svg:x1="1.0091in" svg:y1="1.6201in" svg:x2="2.6965in" svg:y2="0.472in"><text:p/></draw:line><draw:line text:anchor-type="paragraph" draw:z-index="55" draw:style-name="gr2" draw:text-style-name="P1" svg:x1="1.3839in" svg:y1="2.1618in" svg:x2="2.8736in" svg:y2="0.472in"><text:p/></draw:line><draw:line text:anchor-type="paragraph" draw:z-index="56" draw:style-name="gr2" draw:text-style-name="P1" svg:x1="2.1756in" svg:y1="2.5657in" svg:x2="2.9776in" svg:y2="0.472in"><text:p/></draw:line><draw:line text:anchor-type="paragraph" draw:z-index="57" draw:style-name="gr2" draw:text-style-name="P1" svg:x1="3.165in" svg:y1="0.472in" svg:x2="3.0193in" svg:y2="2.7638in"><text:p/></draw:line><draw:line text:anchor-type="paragraph" draw:z-index="58" draw:style-name="gr2" draw:text-style-name="P1" svg:x1="3.3736in" svg:y1="0.472in" svg:x2="4.0193in" svg:y2="2.7138in"><text:p/></draw:line><draw:line text:anchor-type="paragraph" draw:z-index="59" draw:style-name="gr2" draw:text-style-name="P1" svg:x1="3.5925in" svg:y1="0.472in" svg:x2="5.2591in" svg:y2="2.4012in"><text:p/></draw:line><draw:line text:anchor-type="paragraph" draw:z-index="60" draw:style-name="gr2" draw:text-style-name="P1" svg:x1="3.8945in" svg:y1="0.472in" svg:x2="6.061in" svg:y2="1.9949in"><text:p/></draw:line><draw:rect text:anchor-type="paragraph" draw:z-index="44" draw:style-name="gr1" draw:text-style-name="P1" svg:width="1.198in" svg:height="0.3858in" svg:x="2.6965in" svg:y="0.0866in"><text:p text:style-name="P1">Movie</text:p></draw:rect><draw:ellipse text:anchor-type="paragraph" draw:z-index="75" draw:style-name="gr1" draw:text-style-name="P1" svg:width="0.8441in" svg:height="0.4067in" svg:x="0.0091in" svg:y="0.2346in"><text:p text:style-name="P1">address</text:p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455658 </meta:initial-creator>
    <meta:creation-date>2011-02-18T11:55:18</meta:creation-date>
    <dc:date>2011-02-28T09:14:59</dc:date>
    <dc:creator>455658 </dc:creator>
    <meta:editing-duration>PT00H09M12S</meta:editing-duration>
    <meta:editing-cycles>1</meta:editing-cycles>
    <meta:generator>OpenOffice.org/3.2$Linux OpenOffice.org_project/320m19$Build-9505</meta:generator>
    <meta:document-statistic meta:table-count="0" meta:image-count="0" meta:object-count="0" meta:page-count="1" meta:paragraph-count="0" meta:word-count="0" meta:character-count="0"/>
  </office:meta>
</office:document-meta>
</file>